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style:font-name="Calibri" fo:font-size="40pt" fo:language="en" fo:country="none" style:font-name-asian="Calibri" style:font-size-asian="40pt" style:font-name-complex="Calibri" style:font-size-complex="40pt"/>
    </style:style>
    <style:style style:name="P2" style:family="paragraph" style:parent-style-name="Standard">
      <style:paragraph-properties fo:margin-top="0cm" fo:margin-bottom="0.353cm" fo:line-height="115%" style:text-autospace="none"/>
      <style:text-properties style:font-name="Calibri" fo:font-size="40pt" fo:language="en" fo:country="none" style:font-name-asian="Calibri" style:font-size-asian="40pt" style:font-name-complex="Calibri" style:font-size-complex="40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">
      <style:paragraph-properties fo:margin-top="0cm" fo:margin-bottom="0cm"/>
    </style:style>
    <style:style style:name="P20" style:family="paragraph" style:parent-style-name="Text_20_body" style:list-style-name="L2">
      <style:paragraph-properties fo:margin-top="0cm" fo:margin-bottom="0cm"/>
    </style:style>
    <style:style style:name="P21" style:family="paragraph" style:parent-style-name="Text_20_body" style:list-style-name="L3">
      <style:paragraph-properties fo:margin-top="0cm" fo:margin-bottom="0cm"/>
    </style:style>
    <style:style style:name="P22" style:family="paragraph" style:parent-style-name="Text_20_body" style:list-style-name="L4">
      <style:paragraph-properties fo:margin-top="0cm" fo:margin-bottom="0cm"/>
    </style:style>
    <style:style style:name="P23" style:family="paragraph" style:parent-style-name="Text_20_body" style:list-style-name="L7">
      <style:paragraph-properties fo:margin-top="0cm" fo:margin-bottom="0cm"/>
    </style:style>
    <style:style style:name="P24" style:family="paragraph" style:parent-style-name="Text_20_body" style:list-style-name="L8">
      <style:paragraph-properties fo:margin-top="0cm" fo:margin-bottom="0cm"/>
    </style:style>
    <style:style style:name="P25" style:family="paragraph" style:parent-style-name="Text_20_body" style:list-style-name="L9">
      <style:paragraph-properties fo:margin-top="0cm" fo:margin-bottom="0cm"/>
    </style:style>
    <style:style style:name="P26" style:family="paragraph" style:parent-style-name="Text_20_body" style:list-style-name="L10">
      <style:paragraph-properties fo:margin-top="0cm" fo:margin-bottom="0cm"/>
    </style:style>
    <style:style style:name="P27" style:family="paragraph" style:parent-style-name="Text_20_body" style:list-style-name="L11">
      <style:paragraph-properties fo:margin-top="0cm" fo:margin-bottom="0cm"/>
    </style:style>
    <style:style style:name="P28" style:family="paragraph" style:parent-style-name="Text_20_body" style:list-style-name="L12">
      <style:paragraph-properties fo:margin-top="0cm" fo:margin-bottom="0cm"/>
    </style:style>
    <style:style style:name="P29" style:family="paragraph" style:parent-style-name="Text_20_body" style:list-style-name="L13">
      <style:paragraph-properties fo:margin-top="0cm" fo:margin-bottom="0cm"/>
    </style:style>
    <style:style style:name="P30" style:family="paragraph" style:parent-style-name="Text_20_body" style:list-style-name="L14">
      <style:paragraph-properties fo:margin-top="0cm" fo:margin-bottom="0cm"/>
    </style:style>
    <style:style style:name="P31" style:family="paragraph" style:parent-style-name="Text_20_body" style:list-style-name="L15">
      <style:paragraph-properties fo:margin-top="0cm" fo:margin-bottom="0cm"/>
    </style:style>
    <style:style style:name="P32" style:family="paragraph" style:parent-style-name="Text_20_body" style:list-style-name="L16">
      <style:paragraph-properties fo:margin-top="0cm" fo:margin-bottom="0cm"/>
    </style:style>
    <style:style style:name="P33" style:family="paragraph" style:parent-style-name="Text_20_body" style:list-style-name="L17">
      <style:paragraph-properties fo:margin-top="0cm" fo:margin-bottom="0cm"/>
    </style:style>
    <style:style style:name="P34" style:family="paragraph" style:parent-style-name="Text_20_body" style:list-style-name="L18">
      <style:paragraph-properties fo:margin-top="0cm" fo:margin-bottom="0cm"/>
    </style:style>
    <style:style style:name="P35" style:family="paragraph" style:parent-style-name="Text_20_body" style:list-style-name="L1">
      <style:paragraph-properties fo:margin-top="0cm" fo:margin-bottom="0cm" style:writing-mode="lr-tb"/>
    </style:style>
    <style:style style:name="P36" style:family="paragraph" style:parent-style-name="Text_20_body" style:list-style-name="L4">
      <style:paragraph-properties fo:margin-top="0cm" fo:margin-bottom="0cm" style:writing-mode="lr-tb"/>
    </style:style>
    <style:style style:name="P37" style:family="paragraph" style:parent-style-name="Text_20_body">
      <style:paragraph-properties fo:margin-left="1cm" fo:margin-right="1cm" fo:text-indent="0cm" style:auto-text-indent="false"/>
    </style:style>
    <style:style style:name="P38" style:family="paragraph" style:parent-style-name="Text_20_body">
      <style:paragraph-properties style:writing-mode="lr-tb"/>
    </style:style>
    <style:style style:name="P39" style:family="paragraph" style:parent-style-name="Text_20_body" style:list-style-name="L8">
      <style:paragraph-properties style:writing-mode="lr-tb"/>
    </style:style>
    <style:style style:name="P40" style:family="paragraph" style:parent-style-name="Text_20_body" style:list-style-name="L16">
      <style:paragraph-properties style:writing-mode="lr-tb"/>
    </style:style>
    <style:style style:name="P41" style:family="paragraph" style:parent-style-name="Heading_20_1">
      <style:paragraph-properties fo:margin-top="0cm" fo:margin-bottom="0.353cm" fo:line-height="115%" style:text-autospace="none"/>
      <style:text-properties style:font-name="Calibri" fo:font-size="40pt" fo:language="en" fo:country="none" style:font-name-asian="Calibri" style:font-size-asian="40pt" style:font-name-complex="Calibri" style:font-size-complex="40pt"/>
    </style:style>
    <style:style style:name="P42" style:family="paragraph" style:parent-style-name="Preformatted_20_Text">
      <style:paragraph-properties fo:margin-top="0cm" fo:margin-bottom="0.499cm" style:writing-mode="lr-tb"/>
    </style:style>
    <style:style style:name="P43" style:family="paragraph" style:parent-style-name="Preformatted_20_Text" style:list-style-name="L1">
      <style:paragraph-properties fo:margin-top="0cm" fo:margin-bottom="0.499cm" style:writing-mode="lr-tb"/>
    </style:style>
    <style:style style:name="P44" style:family="paragraph" style:parent-style-name="Preformatted_20_Text">
      <style:paragraph-properties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? Development Log – Backend Validation, State Management &amp; Data Flow</text:h>
      <text:h text:style-name="Heading_20_2" text:outline-level="2">? Summary</text:h>
      <text:p text:style-name="Text_20_body">Today’s work focused on improving backend validation logic, handling asynchronous JavaScript correctly, and designing a more reliable data flow between frontend and backend. The outcome was a functioning system that enforces valid state transitions, requires justification for invalid ones, and records all changes in an audit log.</text:p>
      <text:p text:style-name="Horizontal_20_Line"/>
      <text:h text:style-name="Heading_20_2" text:outline-level="2">? Key Technical Learnings</text:h>
      <text:h text:style-name="Heading_20_3" text:outline-level="3">1. Async/Await and Passing Data Between Functions</text:h>
      <text:p text:style-name="Text_20_body">A major area of confusion was understanding how asynchronous functions behave and how data flows between them.</text:p>
      <text:list xml:id="list6145499735508474936" text:style-name="L1">
        <text:list-item>
          <text:p text:style-name="P35"><text:span text:style-name="Source_20_Text">await</text:span> can only be used inside <text:span text:style-name="Source_20_Text">async</text:span> functions, which required restructuring route handlers and helper functions.</text:p>
        </text:list-item>
        <text:list-item>
          <text:p text:style-name="P19">Functions should <text:span text:style-name="Strong_20_Emphasis">return values explicitly</text:span> rather than relying on mutation of shared objects.</text:p>
        </text:list-item>
        <text:list-item>
          <text:p text:style-name="P19">Passing variables as arguments is more predictable than relying on external/global state.</text:p>
        </text:list-item>
        <text:list-item>
          <text:p text:style-name="P3">A cleaner pattern emerged:</text:p>
          <text:p text:style-name="P43"><text:span text:style-name="Source_20_Text">const result = await someAsyncFunction(input);</text:span></text:p>
          <text:p text:style-name="P3">rather than mutating an object across multiple functions.</text:p>
        </text:list-item>
      </text:list>
      <text:p text:style-name="Text_20_body"><text:span text:style-name="Strong_20_Emphasis">Takeaway:</text:span></text:p>
      <text:p text:style-name="P37">Prefer returning new values over mutating shared objects when working with async logic.</text:p>
      <text:p text:style-name="Horizontal_20_Line"/>
      <text:h text:style-name="Heading_20_3" text:outline-level="3">2. Limitations of Passing Data Between Routes via the Frontend</text:h>
      <text:p text:style-name="Text_20_body">Initially, the system passed the requested action from one backend route → frontend → second backend route.</text:p>
      <text:p text:style-name="Text_20_body">This worked, but introduced design concerns:</text:p>
      <text:list xml:id="list4319673571703879698" text:style-name="L2">
        <text:list-item>
          <text:p text:style-name="P20">The frontend became a <text:span text:style-name="Strong_20_Emphasis">temporary data carrier</text:span>, which is not ideal.</text:p>
        </text:list-item>
        <text:list-item>
          <text:p text:style-name="P20">It created a dependency on the UI to maintain backend state consistency.</text:p>
        </text:list-item>
        <text:list-item>
          <text:p text:style-name="P20"><text:soft-page-break/>Potential risks:</text:p>
          <text:list>
            <text:list-item>
              <text:p text:style-name="P20">Data tampering</text:p>
            </text:list-item>
            <text:list-item>
              <text:p text:style-name="P20">Inconsistent state if requests fire out of order</text:p>
            </text:list-item>
            <text:list-item>
              <text:p text:style-name="P4">Harder debugging and tracing</text:p>
            </text:list-item>
          </text:list>
        </text:list-item>
      </text:list>
      <text:p text:style-name="Text_20_body"><text:span text:style-name="Strong_20_Emphasis">Improved understanding:</text:span></text:p>
      <text:list xml:id="list4996696756414818470" text:style-name="L3">
        <text:list-item>
          <text:p text:style-name="P21">The backend should be the <text:span text:style-name="Strong_20_Emphasis">source of truth</text:span></text:p>
        </text:list-item>
        <text:list-item>
          <text:p text:style-name="P21">The database should determine:</text:p>
          <text:list>
            <text:list-item>
              <text:p text:style-name="P21">current state</text:p>
            </text:list-item>
            <text:list-item>
              <text:p text:style-name="P5">valid transitions</text:p>
            </text:list-item>
          </text:list>
        </text:list-item>
      </text:list>
      <text:p text:style-name="Text_20_body"><text:span text:style-name="Strong_20_Emphasis">Takeaway:</text:span></text:p>
      <text:p text:style-name="P37">Passing critical state through the frontend works, but is not robust. Backend or database-driven state is more reliable.</text:p>
      <text:p text:style-name="Horizontal_20_Line"/>
      <text:h text:style-name="Heading_20_3" text:outline-level="3">3. Problems with Mutating Shared Objects</text:h>
      <text:p text:style-name="P38">A significant issue came from mutating the same object (<text:span text:style-name="Source_20_Text">updateStatusResponse</text:span>) across multiple functions.</text:p>
      <text:p text:style-name="Text_20_body">Problems encountered:</text:p>
      <text:list xml:id="list5195920799145088487" text:style-name="L4">
        <text:list-item>
          <text:p text:style-name="P22">Values being overwritten unexpectedly</text:p>
        </text:list-item>
        <text:list-item>
          <text:p text:style-name="P36">Properties becoming <text:span text:style-name="Source_20_Text">undefined</text:span></text:p>
        </text:list-item>
        <text:list-item>
          <text:p text:style-name="P6">Difficult-to-track side effects</text:p>
        </text:list-item>
      </text:list>
      <text:p text:style-name="Text_20_body">Example issue:</text:p>
      <text:p text:style-name="P42"><text:span text:style-name="Source_20_Text">updateStatusResponse.newMatchStatus = ""</text:span></text:p>
      <text:p text:style-name="Text_20_body">overwriting a value set earlier in the flow.</text:p>
      <text:p text:style-name="Text_20_body"><text:span text:style-name="Strong_20_Emphasis">Solution:</text:span></text:p>
      <text:list xml:id="list2297111241063391918" text:style-name="L5">
        <text:list-item>
          <text:p text:style-name="P7">Use <text:span text:style-name="Strong_20_Emphasis">immutable patterns</text:span>:</text:p>
        </text:list-item>
      </text:list>
      <text:p text:style-name="P44"><text:span text:style-name="Source_20_Text">return {</text:span></text:p>
      <text:p text:style-name="P44"><text:span text:style-name="Source_20_Text"><text:s text:c="2"/>...existingObject,</text:span></text:p>
      <text:p text:style-name="P44"><text:span text:style-name="Source_20_Text"><text:s text:c="2"/>newValue: updatedValue</text:span></text:p>
      <text:p text:style-name="P42"><text:span text:style-name="Source_20_Text">}</text:span></text:p>
      <text:p text:style-name="Text_20_body"><text:span text:style-name="Strong_20_Emphasis">Takeaway:</text:span></text:p>
      <text:p text:style-name="P37">Mutation across multiple functions introduces hidden bugs. Returning new objects is safer and more predictable.</text:p>
      <text:p text:style-name="Horizontal_20_Line"/>
      <text:h text:style-name="Heading_20_3" text:outline-level="3">4. Event Listener Duplication and Side Effects</text:h>
      <text:p text:style-name="Text_20_body">A frontend issue caused multiple backend calls from a single user action.</text:p>
      <text:p text:style-name="Text_20_body">Cause:</text:p>
      <text:list xml:id="list4281068773893849202" text:style-name="L6">
        <text:list-item>
          <text:p text:style-name="P8">Event listeners were being added multiple times inside functions.</text:p>
        </text:list-item>
      </text:list>
      <text:p text:style-name="Text_20_body">Effect:</text:p>
      <text:list xml:id="list738327629585108878" text:style-name="L7">
        <text:list-item>
          <text:p text:style-name="P23"><text:soft-page-break/>Duplicate API calls</text:p>
        </text:list-item>
        <text:list-item>
          <text:p text:style-name="P23">Multiple audit log entries</text:p>
        </text:list-item>
        <text:list-item>
          <text:p text:style-name="P9">Repeated database updates</text:p>
        </text:list-item>
      </text:list>
      <text:p text:style-name="Text_20_body"><text:span text:style-name="Strong_20_Emphasis">Fix:</text:span></text:p>
      <text:list xml:id="list6919438939073158138" text:style-name="L8">
        <text:list-item>
          <text:p text:style-name="P24">Move event listeners outside of functions</text:p>
        </text:list-item>
        <text:list-item>
          <text:p text:style-name="P24">Ensure they are registered only once</text:p>
        </text:list-item>
        <text:list-item>
          <text:p text:style-name="P39">Pass the <text:span text:style-name="Source_20_Text">event</text:span> object correctly to handlers</text:p>
        </text:list-item>
      </text:list>
      <text:p text:style-name="Text_20_body"><text:span text:style-name="Strong_20_Emphasis">Takeaway:</text:span></text:p>
      <text:p text:style-name="P37">Event listeners should be defined once. Re-attaching them dynamically can cause duplicated backend requests.</text:p>
      <text:p text:style-name="Horizontal_20_Line"/>
      <text:h text:style-name="Heading_20_3" text:outline-level="3">5. Separation of Concerns in Backend Routes</text:h>
      <text:p text:style-name="Text_20_body">The system originally allowed multiple routes to trigger database updates.</text:p>
      <text:p text:style-name="Text_20_body">This created a risk of:</text:p>
      <text:list xml:id="list468125774456551481" text:style-name="L9">
        <text:list-item>
          <text:p text:style-name="P25">Duplicate writes</text:p>
        </text:list-item>
        <text:list-item>
          <text:p text:style-name="P10">Confusing flow logic</text:p>
        </text:list-item>
      </text:list>
      <text:p text:style-name="Text_20_body"><text:span text:style-name="Strong_20_Emphasis">Refined design:</text:span></text:p>
      <text:list xml:id="list1186896111934905144" text:style-name="L10">
        <text:list-item>
          <text:p text:style-name="P26"><text:span text:style-name="Strong_20_Emphasis">Route 1:</text:span> Validate transition only (no DB writes)</text:p>
        </text:list-item>
        <text:list-item>
          <text:p text:style-name="P11"><text:span text:style-name="Strong_20_Emphasis">Route 2:</text:span> Handle confirmation + perform DB update</text:p>
        </text:list-item>
      </text:list>
      <text:p text:style-name="Text_20_body"><text:span text:style-name="Strong_20_Emphasis">Takeaway:</text:span></text:p>
      <text:p text:style-name="P37">Each route should have a single responsibility. Validation and persistence should be clearly separated.</text:p>
      <text:p text:style-name="Horizontal_20_Line"/>
      <text:h text:style-name="Heading_20_2" text:outline-level="2">? System Implementation Achieved</text:h>
      <text:h text:style-name="Heading_20_3" text:outline-level="3">✔ Backend Validation Logic</text:h>
      <text:list xml:id="list7713390885991929141" text:style-name="L11">
        <text:list-item>
          <text:p text:style-name="P27">Validates whether a requested state transition is allowed</text:p>
        </text:list-item>
        <text:list-item>
          <text:p text:style-name="P12">Prevents invalid transitions unless justified</text:p>
        </text:list-item>
      </text:list>
      <text:h text:style-name="Heading_20_3" text:outline-level="3">✔ Conditional Modal Flow</text:h>
      <text:list xml:id="list5156608684805267987" text:style-name="L12">
        <text:list-item>
          <text:p text:style-name="P28">If transition is invalid:</text:p>
          <text:list>
            <text:list-item>
              <text:p text:style-name="P28">Frontend prompts user for a reason</text:p>
            </text:list-item>
            <text:list-item>
              <text:p text:style-name="P13">Reason is sent to backend for validation</text:p>
            </text:list-item>
          </text:list>
        </text:list-item>
      </text:list>
      <text:h text:style-name="Heading_20_3" text:outline-level="3">✔ Audit Logging System</text:h>
      <text:list xml:id="list2526270676114300262" text:style-name="L13">
        <text:list-item>
          <text:p text:style-name="P29">Every state transition is recorded</text:p>
        </text:list-item>
        <text:list-item>
          <text:p text:style-name="P29">Captures:</text:p>
          <text:list>
            <text:list-item>
              <text:p text:style-name="P29">request ID</text:p>
            </text:list-item>
            <text:list-item>
              <text:p text:style-name="P29">action performed</text:p>
            </text:list-item>
            <text:list-item>
              <text:p text:style-name="P29"><text:soft-page-break/>previous status</text:p>
            </text:list-item>
            <text:list-item>
              <text:p text:style-name="P29">new status</text:p>
            </text:list-item>
            <text:list-item>
              <text:p text:style-name="P29">reason (if provided)</text:p>
            </text:list-item>
            <text:list-item>
              <text:p text:style-name="P14">user (where applicable)</text:p>
            </text:list-item>
          </text:list>
        </text:list-item>
      </text:list>
      <text:h text:style-name="Heading_20_3" text:outline-level="3">✔ Handling Invalid Transitions</text:h>
      <text:list xml:id="list7619163605311244563" text:style-name="L14">
        <text:list-item>
          <text:p text:style-name="P30">Invalid transitions require a user-provided reason</text:p>
        </text:list-item>
        <text:list-item>
          <text:p text:style-name="P30">Reason is stored in the audit log</text:p>
        </text:list-item>
        <text:list-item>
          <text:p text:style-name="P15">Ensures traceability and accountability</text:p>
        </text:list-item>
      </text:list>
      <text:p text:style-name="Horizontal_20_Line"/>
      <text:h text:style-name="Heading_20_2" text:outline-level="2">? Architectural Insights</text:h>
      <text:list xml:id="list1654230554196680288" text:style-name="L15">
        <text:list-item>
          <text:p text:style-name="P31">The system follows a <text:span text:style-name="Strong_20_Emphasis">“validate → confirm → commit”</text:span> pattern</text:p>
        </text:list-item>
        <text:list-item>
          <text:p text:style-name="P31">Backend acts as the authority for:</text:p>
          <text:list>
            <text:list-item>
              <text:p text:style-name="P31">validation</text:p>
            </text:list-item>
            <text:list-item>
              <text:p text:style-name="P31">state transitions</text:p>
            </text:list-item>
          </text:list>
        </text:list-item>
        <text:list-item>
          <text:p text:style-name="P31">Frontend acts as:</text:p>
          <text:list>
            <text:list-item>
              <text:p text:style-name="P31">UI layer</text:p>
            </text:list-item>
            <text:list-item>
              <text:p text:style-name="P16">input collector (not decision-maker)</text:p>
            </text:list-item>
          </text:list>
        </text:list-item>
      </text:list>
      <text:p text:style-name="Horizontal_20_Line"/>
      <text:h text:style-name="Heading_20_2" text:outline-level="2">? Areas for Future Improvement</text:h>
      <text:list xml:id="list3815989044073459406" text:style-name="L16">
        <text:list-item>
          <text:p text:style-name="P32">Consolidate logic into a <text:span text:style-name="Strong_20_Emphasis">single transactional route</text:span> to reduce complexity</text:p>
        </text:list-item>
        <text:list-item>
          <text:p text:style-name="P32">Add <text:span text:style-name="Strong_20_Emphasis">idempotency checks</text:span> to prevent duplicate submissions</text:p>
        </text:list-item>
        <text:list-item>
          <text:p text:style-name="P32">Move all state validation fully into the database layer</text:p>
        </text:list-item>
        <text:list-item>
          <text:p text:style-name="P32">Improve error handling with structured logging</text:p>
        </text:list-item>
        <text:list-item>
          <text:p text:style-name="P40">Introduce role-based user tracking (<text:span text:style-name="Source_20_Text">changed_by</text:span>)</text:p>
        </text:list-item>
      </text:list>
      <text:p text:style-name="Horizontal_20_Line"/>
      <text:h text:style-name="Heading_20_2" text:outline-level="2">? Reflection</text:h>
      <text:p text:style-name="Text_20_body">This session highlighted how small misunderstandings in:</text:p>
      <text:list xml:id="list2358040166217145848" text:style-name="L17">
        <text:list-item>
          <text:p text:style-name="P33">async behavior</text:p>
        </text:list-item>
        <text:list-item>
          <text:p text:style-name="P33">object mutation</text:p>
        </text:list-item>
        <text:list-item>
          <text:p text:style-name="P17">event handling</text:p>
        </text:list-item>
      </text:list>
      <text:p text:style-name="Text_20_body">can compound into complex bugs across the stack.</text:p>
      <text:p text:style-name="Text_20_body">It also reinforced an important principle:</text:p>
      <text:p text:style-name="P37">“A system can be logically correct, but still unreliable without proper control of data flow and side effects.”</text:p>
      <text:p text:style-name="Horizontal_20_Line"/>
      <text:h text:style-name="Heading_20_2" text:outline-level="2"><text:soft-page-break/>✅ Outcome</text:h>
      <text:p text:style-name="Text_20_body">By the end of this session:</text:p>
      <text:list xml:id="list3248319293137405566" text:style-name="L18">
        <text:list-item>
          <text:p text:style-name="P34">A working backend validation system was implemented</text:p>
        </text:list-item>
        <text:list-item>
          <text:p text:style-name="P34">Invalid transitions require justification</text:p>
        </text:list-item>
        <text:list-item>
          <text:p text:style-name="P34">All actions are recorded in an audit trail</text:p>
        </text:list-item>
        <text:list-item>
          <text:p text:style-name="P34">Data flow between frontend and backend is better understood</text:p>
        </text:list-item>
        <text:list-item>
          <text:p text:style-name="P18">Several real-world architectural patterns were applied and refined</text:p>
        </text:list-item>
      </text:list>
      <text:p text:style-name="Horizontal_20_Line"/>
      <text:p text:style-name="Text_20_body">This represents a strong step toward building production-quality backend systems with reliable state management and auditability.</text:p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Beynon</meta:initial-creator>
    <meta:creation-date>2026-04-21T16:20:55.68</meta:creation-date>
    <dc:date>2026-04-21T22:01:20.99</dc:date>
    <dc:creator>Charlie Beynon</dc:creator>
    <meta:editing-duration>PT19S</meta:editing-duration>
    <meta:editing-cycles>1</meta:editing-cycles>
    <meta:generator>OpenOffice/4.1.16$Win32 OpenOffice.org_project/4116m3$Build-9816</meta:generator>
    <meta:printed-by>Charlie Beynon</meta:printed-by>
    <meta:print-date>2026-04-21T16:24:05.92</meta:print-date>
    <meta:document-statistic meta:table-count="0" meta:image-count="0" meta:object-count="0" meta:page-count="5" meta:paragraph-count="122" meta:word-count="809" meta:character-count="5197"/>
  </office:meta>
</office:document-meta>
</file>